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31abd" officeooo:paragraph-rsid="00031abd"/>
    </style:style>
    <style:style style:name="P2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31abd"/>
    </style:style>
    <style:style style:name="P3" style:family="paragraph" style:parent-style-name="Standard">
      <style:text-properties style:font-name="Consolas" fo:font-weight="bold" officeooo:rsid="00031abd" officeooo:paragraph-rsid="00031ab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31abd" style:font-weight-asian="bold" style:font-weight-complex="bold"/>
    </style:style>
    <style:style style:name="P5" style:family="paragraph" style:parent-style-name="Standard">
      <style:text-properties style:font-name="Consolas" officeooo:rsid="00031abd" officeooo:paragraph-rsid="00031abd"/>
    </style:style>
    <style:style style:name="P6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31abd"/>
    </style:style>
    <style:style style:name="P7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6240e"/>
    </style:style>
    <style:style style:name="P8" style:family="paragraph" style:parent-style-name="Standard">
      <style:text-properties style:font-name="Consolas" style:text-underline-style="solid" style:text-underline-width="auto" style:text-underline-color="font-color" officeooo:rsid="00031abd" officeooo:paragraph-rsid="000809b2"/>
    </style:style>
    <style:style style:name="P9" style:family="paragraph" style:parent-style-name="Standard">
      <style:text-properties style:font-name="Consolas" style:text-underline-style="none" officeooo:rsid="00031abd" officeooo:paragraph-rsid="0006240e"/>
    </style:style>
    <style:style style:name="P10" style:family="paragraph" style:parent-style-name="Standard">
      <style:text-properties style:font-name="Consolas" fo:font-size="15pt" style:text-underline-style="none" officeooo:rsid="000809b2" officeooo:paragraph-rsid="000809b2" style:font-size-asian="15pt" style:font-size-complex="15pt"/>
    </style:style>
    <style:style style:name="P11" style:family="paragraph" style:parent-style-name="Standard">
      <style:text-properties style:font-name="Consolas" fo:font-size="12pt" style:text-underline-style="none" officeooo:rsid="000809b2" officeooo:paragraph-rsid="000809b2" style:font-size-asian="12pt" style:font-size-complex="12pt"/>
    </style:style>
    <style:style style:name="P12" style:family="paragraph" style:parent-style-name="Standard">
      <style:text-properties style:font-name="Consolas" fo:font-size="12pt" style:text-underline-style="none" officeooo:rsid="000809b2" officeooo:paragraph-rsid="00092535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bf416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Consolas" fo:font-weight="bold" officeooo:rsid="00031abd" officeooo:paragraph-rsid="000c298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weight="normal" officeooo:rsid="000bf416" officeooo:paragraph-rsid="000bf4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nsolas" fo:font-weight="normal" officeooo:rsid="000c2982" officeooo:paragraph-rsid="000c2982" style:font-weight-asian="normal" style:font-weight-complex="normal"/>
    </style:style>
    <style:style style:name="T1" style:family="text">
      <style:text-properties officeooo:rsid="00044a4e"/>
    </style:style>
    <style:style style:name="T2" style:family="text">
      <style:text-properties officeooo:rsid="0006240e"/>
    </style:style>
    <style:style style:name="T3" style:family="text">
      <style:text-properties officeooo:rsid="00092535"/>
    </style:style>
    <style:style style:name="T4" style:family="text">
      <style:text-properties officeooo:rsid="000c2982"/>
    </style:style>
    <style:style style:name="T5" style:family="text">
      <style:text-properties officeooo:rsid="000e0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ópur – 7<text:tab/><text:tab/><text:tab/><text:tab/><text:tab/><text:tab/><text:span text:style-name="T3">No-Shows</text:span></text:p>
      <text:p text:style-name="P12"><text:tab/>Clarence Castro Santos<text:tab/><text:tab/><text:tab/><text:tab/>Clarence Castro Santos</text:p>
      <text:p text:style-name="P12"><text:tab/>Gestur Pálsson<text:tab/><text:tab/><text:tab/><text:tab/><text:tab/><text:tab/>Manwin Georg Edselsson</text:p>
      <text:p text:style-name="P11"><text:tab/>Guðni Hrafn Guðlaugsson</text:p>
      <text:p text:style-name="P11"><text:tab/>Manwin Georg Edselsson</text:p>
      <text:p text:style-name="P11"><text:tab/>Riko Efendi</text:p>
      <text:p text:style-name="P11"><text:tab/>Sindri Rafn Bjarkason</text:p>
      <text:p text:style-name="P11"/>
      <text:p text:style-name="P8"/>
      <text:p text:style-name="P2"/>
      <text:p text:style-name="P2">27/11/2023 - <text:span text:style-name="T1">monday</text:span></text:p>
      <text:p text:style-name="P4">Morning:</text:p>
      <text:p text:style-name="P3"/>
      <text:p text:style-name="P1">Me (Guðni) and Riko met up at our huuuge table, and we got to know each other. We started working on the class diagram, the use cases and the requirement list. </text:p>
      <text:p text:style-name="P1">We also set up a simple github repo.<text:line-break/>Our <text:s/>main task was simply to get our head around the project at hand.</text:p>
      <text:p text:style-name="P1"/>
      <text:p text:style-name="P1">---------------------------------------------------------------------------</text:p>
      <text:p text:style-name="P1"/>
      <text:p text:style-name="P7">2<text:span text:style-name="T2">8</text:span>/11/2023 – <text:span text:style-name="T2">tuesday</text:span></text:p>
      <text:p text:style-name="P7"/>
      <text:p text:style-name="P13">Morning:</text:p>
      <text:p text:style-name="P15">Me (Guðni), Riko, Sindri and Gestur got up to speed with the project. Continued work on the report, and the overall design of the project.</text:p>
      <text:p text:style-name="P15">Sindri worked on creating a simple wireframe in figma. <text:span text:style-name="T5">While Riko was finishing up the use cases. I finished setting up A requirements.</text:span></text:p>
      <text:p text:style-name="P15"/>
      <text:p text:style-name="P14"><text:span text:style-name="T4">Evening</text:span>:</text:p>
      <text:p text:style-name="P16">Blublublu</text:p>
      <text:p text:style-name="P13"/>
      <text:p text:style-name="P9">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28T13:37:36.923000000</dc:date>
    <meta:editing-duration>PT2H36M7S</meta:editing-duration>
    <meta:editing-cycles>8</meta:editing-cycles>
    <meta:document-statistic meta:table-count="0" meta:image-count="0" meta:object-count="0" meta:page-count="1" meta:paragraph-count="19" meta:word-count="137" meta:character-count="957" meta:non-whitespace-character-count="816"/>
  </office:meta>
</office:document-meta>
</file>